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2pt" style:font-size-asian="12pt" style:font-size-complex="12pt"/>
    </style:style>
    <style:style style:name="P3" style:family="paragraph" style:parent-style-name="Standard">
      <style:paragraph-properties fo:margin-left="0.5in" fo:margin-right="0in" fo:line-height="115%" fo:text-indent="0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text-properties fo:font-size="14pt" style:font-size-asian="14pt" style:font-size-complex="14pt"/>
    </style:style>
    <style:style style:name="P5" style:family="paragraph" style:parent-style-name="Standard">
      <style:paragraph-properties fo:margin-left="0.5in" fo:margin-right="0in" fo:line-height="115%" fo:text-indent="0in" style:auto-text-indent="false" fo:break-before="auto" fo:break-after="auto"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b7b7b7"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ments</text:p>
      <text:p text:style-name="P2"/>
      <text:p text:style-name="P1"><text:span text:style-name="T1">As a C++ programmer, comments will make your life easier. They are meant to serve as notes, not just for you, but for anyone that may attempt to read your code. To this end, comments are a quick explanation of the code. There are two kinds of comments:</text:span></text:p>
      <text:p text:style-name="P2"/>
      <text:p text:style-name="P1"><text:span text:style-name="T2">End</text:span><text:span text:style-name="T2"> </text:span><text:span text:style-name="T2">of</text:span><text:span text:style-name="T2"> </text:span><text:span text:style-name="T2">Line</text:span><text:span text:style-name="T1"> </text:span><text:span text:style-name="T1">comments</text:span><text:span text:style-name="T1"> </text:span><text:span text:style-name="T1">come</text:span><text:span text:style-name="T1"> </text:span><text:span text:style-name="T1">after</text:span><text:span text:style-name="T1"> </text:span><text:span text:style-name="T1">the</text:span><text:span text:style-name="T1"> </text:span><text:span text:style-name="T1">line</text:span><text:span text:style-name="T1"> </text:span><text:span text:style-name="T1">of</text:span><text:span text:style-name="T1"> </text:span><text:span text:style-name="T1">code</text:span><text:span text:style-name="T1">. </text:span><text:span text:style-name="T1">For</text:span><text:span text:style-name="T1"> </text:span><text:span text:style-name="T1">an</text:span><text:span text:style-name="T1"> </text:span><text:span text:style-name="T1">end</text:span><text:span text:style-name="T1"> </text:span><text:span text:style-name="T1">of</text:span><text:span text:style-name="T1"> </text:span><text:span text:style-name="T1">line</text:span><text:span text:style-name="T1"> </text:span><text:span text:style-name="T1">comment</text:span><text:span text:style-name="T1"> </text:span><text:span text:style-name="T1">simply</text:span><text:span text:style-name="T1"> </text:span><text:span text:style-name="T1">write</text:span><text:span text:style-name="T1"> </text:span><text:span text:style-name="T1">a</text:span><text:span text:style-name="T1"> </text:span><text:span text:style-name="T1">double</text:span><text:span text:style-name="T1"> </text:span><text:span text:style-name="T1">slash</text:span><text:span text:style-name="T1"> // </text:span><text:span text:style-name="T1">at</text:span><text:span text:style-name="T1"> </text:span><text:span text:style-name="T1">the</text:span><text:span text:style-name="T1"> </text:span><text:span text:style-name="T1">end</text:span><text:span text:style-name="T1"> </text:span><text:span text:style-name="T1">of</text:span><text:span text:style-name="T1"> </text:span><text:span text:style-name="T1">your</text:span><text:span text:style-name="T1"> </text:span><text:span text:style-name="T1">line</text:span><text:span text:style-name="T1">, </text:span><text:span text:style-name="T1">and</text:span><text:span text:style-name="T1"> </text:span><text:span text:style-name="T1">write</text:span><text:span text:style-name="T1"> </text:span><text:span text:style-name="T1">whatever</text:span><text:span text:style-name="T1"> </text:span><text:span text:style-name="T1">notes</text:span><text:span text:style-name="T1"> </text:span><text:span text:style-name="T1">you</text:span><text:span text:style-name="T1"> </text:span><text:span text:style-name="T1">want</text:span><text:span text:style-name="T1"> </text:span><text:span text:style-name="T1">after</text:span><text:span text:style-name="T1">, </text:span><text:span text:style-name="T1">preferably</text:span><text:span text:style-name="T1"> </text:span><text:span text:style-name="T1">to</text:span><text:span text:style-name="T1"> </text:span><text:span text:style-name="T1">explain</text:span><text:span text:style-name="T1"> </text:span><text:span text:style-name="T1">what</text:span><text:span text:style-name="T1"> </text:span><text:span text:style-name="T1">that</text:span><text:span text:style-name="T1"> </text:span><text:span text:style-name="T1">line</text:span><text:span text:style-name="T1"> </text:span><text:span text:style-name="T1">of</text:span><text:span text:style-name="T1"> </text:span><text:span text:style-name="T1">code</text:span><text:span text:style-name="T1"> </text:span><text:span text:style-name="T1">does</text:span><text:span text:style-name="T1">.</text:span></text:p>
      <text:p text:style-name="P2"/>
      <text:p text:style-name="P1"><text:span text:style-name="T1">Example</text:span><text:span text:style-name="T1">: </text:span></text:p>
      <text:p text:style-name="P1"><text:span text:style-name="T1"><text:tab/></text:span><text:span text:style-name="T3">int</text:span><text:span text:style-name="T3"> </text:span><text:span text:style-name="T3">count</text:span><text:span text:style-name="T3">;</text:span><text:span text:style-name="T1"> // </text:span><text:span text:style-name="T1">This</text:span><text:span text:style-name="T1"> </text:span><text:span text:style-name="T1">variable</text:span><text:span text:style-name="T1"> </text:span><text:span text:style-name="T1">was</text:span><text:span text:style-name="T1"> </text:span><text:span text:style-name="T1">declared</text:span><text:span text:style-name="T1"> </text:span><text:span text:style-name="T1">to</text:span><text:span text:style-name="T1"> </text:span><text:span text:style-name="T1">count</text:span><text:span text:style-name="T1"> </text:span><text:span text:style-name="T1">something</text:span></text:p>
      <text:p text:style-name="P2"/>
      <text:p text:style-name="P1"><text:span text:style-name="T1"><text:tab/></text:span><text:span text:style-name="T3">count</text:span><text:span text:style-name="T3"> = </text:span><text:span text:style-name="T3">count</text:span><text:span text:style-name="T3"> + 1;</text:span><text:span text:style-name="T1"> //</text:span><text:span text:style-name="T1">Increments</text:span><text:span text:style-name="T1"> </text:span><text:span text:style-name="T1">count</text:span><text:span text:style-name="T1"> </text:span><text:span text:style-name="T1">by</text:span><text:span text:style-name="T1"> 1</text:span></text:p>
      <text:p text:style-name="P2"/>
      <text:p text:style-name="P1"><text:span text:style-name="T1"><text:tab/></text:span><text:span text:style-name="T3">float</text:span><text:span text:style-name="T3"> </text:span><text:span text:style-name="T3">length</text:span><text:span text:style-name="T3">=3.14159;</text:span><text:span text:style-name="T1"> //</text:span><text:span text:style-name="T1">Variable</text:span><text:span text:style-name="T1"> </text:span><text:span text:style-name="T1">declared</text:span><text:span text:style-name="T1">, </text:span><text:span text:style-name="T1">and</text:span><text:span text:style-name="T1"> </text:span><text:span text:style-name="T1">initialized</text:span><text:span text:style-name="T1"> </text:span><text:span text:style-name="T1">to</text:span><text:span text:style-name="T1"> </text:span><text:span text:style-name="T1">pi</text:span></text:p>
      <text:p text:style-name="P2"/>
      <text:p text:style-name="P1"><text:span text:style-name="T2">Block</text:span><text:span text:style-name="T2"> </text:span><text:span text:style-name="T2">comments</text:span><text:span text:style-name="T1"> </text:span><text:span text:style-name="T1">are</text:span><text:span text:style-name="T1"> </text:span><text:span text:style-name="T1">used</text:span><text:span text:style-name="T1"> </text:span><text:span text:style-name="T1">when</text:span><text:span text:style-name="T1"> </text:span><text:span text:style-name="T1">you</text:span><text:span text:style-name="T1"> </text:span><text:span text:style-name="T1">have</text:span><text:span text:style-name="T1"> </text:span><text:span text:style-name="T1">a</text:span><text:span text:style-name="T1"> </text:span><text:span text:style-name="T1">lot</text:span><text:span text:style-name="T1"> </text:span><text:span text:style-name="T1">to</text:span><text:span text:style-name="T1"> </text:span><text:span text:style-name="T1">say</text:span><text:span text:style-name="T1">. </text:span><text:span text:style-name="T1">They</text:span><text:span text:style-name="T1"> </text:span><text:span text:style-name="T1">are</text:span><text:span text:style-name="T1"> </text:span><text:span text:style-name="T1">designated</text:span><text:span text:style-name="T1"> </text:span><text:span text:style-name="T1">by</text:span><text:span text:style-name="T1"> </text:span><text:span text:style-name="T1">a</text:span><text:span text:style-name="T1"> </text:span><text:span text:style-name="T1">slash</text:span><text:span text:style-name="T1"> </text:span><text:span text:style-name="T1">star</text:span><text:span text:style-name="T1"> /* </text:span><text:span text:style-name="T1">and</text:span><text:span text:style-name="T1"> </text:span><text:span text:style-name="T1">must</text:span><text:span text:style-name="T1"> </text:span><text:span text:style-name="T1">be</text:span><text:span text:style-name="T1"> </text:span><text:span text:style-name="T1">ended</text:span><text:span text:style-name="T1"> </text:span><text:span text:style-name="T1">by</text:span><text:span text:style-name="T1"> </text:span><text:span text:style-name="T1">a</text:span><text:span text:style-name="T1"> </text:span><text:span text:style-name="T1">star</text:span><text:span text:style-name="T1"> </text:span><text:span text:style-name="T1">slash</text:span><text:span text:style-name="T1"> (</text:span><text:span text:style-name="T1">the</text:span><text:span text:style-name="T1"> </text:span><text:span text:style-name="T1">opposite</text:span><text:span text:style-name="T1">) */ </text:span></text:p>
      <text:p text:style-name="P2"/>
      <text:p text:style-name="P5">/* </text:p>
      <text:p text:style-name="P3"><text:span text:style-name="T1"><text:s/>*This is a</text:span></text:p>
      <text:p text:style-name="P3"><text:span text:style-name="T1"><text:s/>*Block </text:span></text:p>
      <text:p text:style-name="P3"><text:span text:style-name="T1"><text:s/>*Comment</text:span></text:p>
      <text:p text:style-name="P5">*/</text:p>
      <text:p text:style-name="P2"/>
      <text:p text:style-name="P1"><text:span text:style-name="T1">Block comments do not need a star at the beginning of every line, but many programmers write it anyways, because it makes it easier to see and understand that “this is still a comment, don't write code here.” Some development environments will automatically color-code certain pieces of code, such as making comments gray and rendering the * at the beginning of each line unnecessary. However, someone else may use a different development environment that does not use colors, so the stars can still improve readability.</text:span></text:p>
      <text:p text:style-name="P2"/>
      <text:p text:style-name="P1"><text:span text:style-name="T1">Keep in mind when commenting, the point is to be clear and concise. Try to explain what’s happening as accurately as possible, but try to keep it short. As you learn C++, use comments to explain what you’re doing and why. You have to assume that the person reading your code needs to know what each non-trivial line do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0" meta:image-count="0" meta:object-count="0" meta:page-count="1" meta:paragraph-count="15" meta:word-count="302" meta:character-count="1679"/>
    <dc:date>2013-07-23T22:05:48.72</dc:date>
    <meta:editing-duration>PT2M39S</meta:editing-duration>
  </office:meta>
</office:document-meta>
</file>